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solid" draw:stroke-dash="Ultrafine_20_2_20_Dots_20_3_20_Dashes" svg:stroke-color="#111111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svg:stroke-width="0.106cm" svg:stroke-color="#0084d1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1.528cm"/>
    </style:style>
    <style:style style:name="gr7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1.94cm"/>
    </style:style>
    <style:style style:name="gr8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" draw:fill="none" draw:textarea-vertical-align="middle"/>
    </style:style>
    <style:style style:name="gr10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_20_1-subtitle">
      <style:graphic-properties draw:fill-color="#ffffff" draw:auto-grow-height="true" fo:min-height="17.93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text-properties fo:color="#111111" fo:font-family="'Gentium Book Basic'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Gentium Book Basic'" style:font-pitch="variable"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family="'Ubuntu Light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" style:family="text">
      <style:text-properties fo:color="#111111" fo:font-family="'Gentium Book Basic'" style:font-pitch="variable"/>
    </style:style>
    <style:style style:name="T2" style:family="text">
      <style:text-properties fo:font-family="'Gentium Book Basic'" style:font-pitch="variable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family="'Ubuntu Light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 text:style-name="P1"><text:span text:style-name="T1">Fraktalna vizualizacija evolucijskim algoritmi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adržaj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otivacija</text:p>
              </text:list-item>
              <text:list-item>
                <text:p>Osnovni pojmovi bioinformatike</text:p>
              </text:list-item>
              <text:list-item>
                <text:p>Tijek evolucijskog algoritma</text:p>
              </text:list-item>
              <text:list-item>
                <text:p>IFS fraktali</text:p>
              </text:list-item>
              <text:list-item>
                <text:p>Rezultati</text:p>
              </text:list-item>
              <text:list-item>
                <text:p>Zaključa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snovni pojmovi bioinformatike</text:p>
          </draw:text-box>
        </draw:frame>
        <draw:g>
          <draw:path draw:style-name="gr2" draw:text-style-name="P2" draw:layer="layout" svg:width="12.31cm" svg:height="2.259cm" svg:x="3.183cm" svg:y="6.122cm" svg:viewBox="0 0 12311 2260" svg:d="M0 1725c641-112 712-856 1410-984 316-57 649-148 949-24 463 191 609 638 949 936 315 275 687 667 1167 599 448-64 643-485 921-767 376-382 701-801 1085-1175 288-281 800-396 1220-240 462 170 750 536 1085 839 414 375 971 799 1573 0 211-281 538-493 922-552 368-56 646 215 976 313l54 47">
            <text:p/>
          </draw:path>
          <draw:path draw:style-name="gr3" draw:text-style-name="P2" draw:layer="layout" svg:width="12.347cm" svg:height="2.095cm" svg:x="3.258cm" svg:y="6.123cm" svg:viewBox="0 0 12348 2096" svg:d="M0 779c646 76 759 815 1463 903 318 40 656 112 949-29 451-216 572-670 895-987 299-292 649-705 1131-663 451 39 670 449 963 715 397 360 745 760 1149 1112 303 264 820 350 1232 172 451-196 718-577 1036-899 392-397 925-852 1570-88 227 269 566 462 951 500 371 35 633-250 958-367l51-50">
            <text:p/>
          </draw:path>
          <draw:path draw:style-name="gr3" draw:text-style-name="P2" draw:layer="layout" svg:width="12.291cm" svg:height="1.881cm" draw:transform="skewX (-0.036651914291874) rotate (0.0869173967493012) translate (3.48257010020292cm 12.5165339845468cm)" svg:viewBox="0 0 12292 1882" svg:d="M12292 1436c-640-92-711-713-1408-818-315-48-648-124-948-21-462 159-608 531-948 779-313 229-685 556-1164 499-447-53-643-404-920-639-375-318-700-666-1083-978-287-234-798-329-1218-200-461 142-749 446-1084 699-413 312-969 665-1570 0-211-234-538-411-920-459-367-47-645 178-975 259l-54 40">
            <text:p/>
          </draw:path>
          <draw:line draw:style-name="gr3" draw:text-style-name="P2" draw:layer="layout" svg:x1="3.556cm" svg:y1="17.272cm" svg:x2="15.748cm" svg:y2="17.272cm">
            <text:p/>
          </draw:line>
          <draw:circle draw:style-name="gr4" draw:text-style-name="P2" draw:layer="layout" svg:width="0.762cm" svg:height="0.762cm" svg:x="3.74cm" svg:y="16.924cm">
            <text:p/>
          </draw:circle>
          <draw:circle draw:style-name="gr4" draw:text-style-name="P2" draw:layer="layout" svg:width="0.762cm" svg:height="0.762cm" svg:x="4.94cm" svg:y="16.924cm">
            <text:p/>
          </draw:circle>
          <draw:circle draw:style-name="gr4" draw:text-style-name="P2" draw:layer="layout" svg:width="0.762cm" svg:height="0.762cm" svg:x="6.14cm" svg:y="16.924cm">
            <text:p/>
          </draw:circle>
          <draw:circle draw:style-name="gr4" draw:text-style-name="P2" draw:layer="layout" svg:width="0.762cm" svg:height="0.762cm" svg:x="7.34cm" svg:y="16.924cm">
            <text:p/>
          </draw:circle>
          <draw:circle draw:style-name="gr4" draw:text-style-name="P2" draw:layer="layout" svg:width="0.762cm" svg:height="0.762cm" svg:x="8.54cm" svg:y="16.924cm">
            <text:p/>
          </draw:circle>
          <draw:circle draw:style-name="gr4" draw:text-style-name="P2" draw:layer="layout" svg:width="0.762cm" svg:height="0.762cm" svg:x="9.84cm" svg:y="16.924cm">
            <text:p/>
          </draw:circle>
          <draw:circle draw:style-name="gr4" draw:text-style-name="P2" draw:layer="layout" svg:width="0.762cm" svg:height="0.762cm" svg:x="11.04cm" svg:y="16.924cm">
            <text:p/>
          </draw:circle>
          <draw:circle draw:style-name="gr4" draw:text-style-name="P2" draw:layer="layout" svg:width="0.762cm" svg:height="0.762cm" svg:x="12.24cm" svg:y="16.924cm">
            <text:p/>
          </draw:circle>
          <draw:circle draw:style-name="gr4" draw:text-style-name="P2" draw:layer="layout" svg:width="0.762cm" svg:height="0.762cm" svg:x="13.44cm" svg:y="16.924cm">
            <text:p/>
          </draw:circle>
          <draw:circle draw:style-name="gr4" draw:text-style-name="P2" draw:layer="layout" svg:width="0.762cm" svg:height="0.762cm" svg:x="14.74cm" svg:y="16.924cm">
            <text:p/>
          </draw:circle>
          <draw:line draw:style-name="gr5" draw:text-style-name="P2" draw:layer="layout" svg:x1="8.89cm" svg:y1="13.716cm" svg:x2="8.89cm" svg:y2="16.096cm">
            <text:p/>
          </draw:line>
          <draw:line draw:style-name="gr5" draw:text-style-name="P2" draw:layer="layout" svg:x1="8.89cm" svg:y1="8.69cm" svg:x2="8.89cm" svg:y2="11.07cm">
            <text:p/>
          </draw:line>
          <draw:frame draw:style-name="gr6" draw:text-style-name="P3" draw:layer="layout" svg:width="4.572cm" svg:height="1.881cm" svg:x="19.05cm" svg:y="5.996cm">
            <draw:text-box>
              <text:p text:style-name="P3"><text:span text:style-name="T2">DNA</text:span></text:p>
            </draw:text-box>
          </draw:frame>
          <draw:frame draw:style-name="gr6" draw:text-style-name="P3" draw:layer="layout" svg:width="4.572cm" svg:height="1.881cm" svg:x="19.05cm" svg:y="11.697cm">
            <draw:text-box>
              <text:p text:style-name="P3"><text:span text:style-name="T2">RNA</text:span></text:p>
            </draw:text-box>
          </draw:frame>
          <draw:frame draw:style-name="gr6" draw:text-style-name="P3" draw:layer="layout" svg:width="4.572cm" svg:height="1.881cm" svg:x="19.05cm" svg:y="5.997cm">
            <draw:text-box>
              <text:p text:style-name="P3"><text:span text:style-name="T2">DNA</text:span></text:p>
            </draw:text-box>
          </draw:frame>
          <draw:frame draw:style-name="gr7" draw:text-style-name="P3" draw:layer="layout" svg:width="5.588cm" svg:height="2.19cm" svg:x="19.05cm" svg:y="16.198cm">
            <draw:text-box>
              <text:p text:style-name="P3"><text:span text:style-name="T2">protein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snovni pojmovi bioinformatike</text:p>
          </draw:text-box>
        </draw:frame>
        <draw:line draw:style-name="gr5" draw:text-style-name="P2" draw:layer="layout" svg:x1="8.89cm" svg:y1="13.716cm" svg:x2="8.89cm" svg:y2="16.096cm">
          <text:p/>
        </draw:line>
        <draw:line draw:style-name="gr5" draw:text-style-name="P2" draw:layer="layout" svg:x1="8.89cm" svg:y1="8.69cm" svg:x2="8.89cm" svg:y2="11.07cm">
          <text:p/>
        </draw:line>
        <draw:frame draw:style-name="gr6" draw:text-style-name="P3" draw:layer="layout" svg:width="4.572cm" svg:height="1.881cm" svg:x="19.05cm" svg:y="5.996cm">
          <draw:text-box>
            <text:p text:style-name="P3"><text:span text:style-name="T2">DNA</text:span></text:p>
          </draw:text-box>
        </draw:frame>
        <draw:frame draw:style-name="gr6" draw:text-style-name="P3" draw:layer="layout" svg:width="4.572cm" svg:height="1.881cm" svg:x="19.05cm" svg:y="11.697cm">
          <draw:text-box>
            <text:p text:style-name="P3"><text:span text:style-name="T2">RNA</text:span></text:p>
          </draw:text-box>
        </draw:frame>
        <draw:frame draw:style-name="gr6" draw:text-style-name="P3" draw:layer="layout" svg:width="4.572cm" svg:height="1.881cm" svg:x="19.05cm" svg:y="5.997cm">
          <draw:text-box>
            <text:p text:style-name="P3"><text:span text:style-name="T2">DNA</text:span></text:p>
          </draw:text-box>
        </draw:frame>
        <draw:frame draw:style-name="gr7" draw:text-style-name="P3" draw:layer="layout" svg:width="5.588cm" svg:height="2.19cm" svg:x="19.05cm" svg:y="16.198cm">
          <draw:text-box>
            <text:p text:style-name="P3"><text:span text:style-name="T2">protein</text:span></text:p>
          </draw:text-box>
        </draw:frame>
        <draw:frame draw:style-name="gr8" draw:text-style-name="P4" draw:layer="layout" svg:width="3.017cm" svg:height="1.673cm" svg:x="3.802cm" svg:y="5.196cm">
          <draw:text-box>
            <text:p><text:span text:style-name="T3">ATG</text:span></text:p>
          </draw:text-box>
        </draw:frame>
        <draw:frame draw:style-name="gr8" draw:text-style-name="P4" draw:layer="layout" svg:width="2.97cm" svg:height="1.673cm" svg:x="7.403cm" svg:y="5.197cm">
          <draw:text-box>
            <text:p><text:span text:style-name="T3">TCT</text:span></text:p>
          </draw:text-box>
        </draw:frame>
        <draw:frame draw:style-name="gr8" draw:text-style-name="P4" draw:layer="layout" svg:width="2.949cm" svg:height="1.673cm" svg:x="10.803cm" svg:y="5.198cm">
          <draw:text-box>
            <text:p><text:span text:style-name="T3">TAC</text:span></text:p>
          </draw:text-box>
        </draw:frame>
        <draw:polyline draw:style-name="gr9" draw:text-style-name="P2" draw:layer="layout" svg:width="3.016cm" svg:height="0.656cm" svg:x="3.802cm" svg:y="6.012cm" svg:viewBox="0 0 3017 657" draw:points="0,0 0,657 3017,657 3017,0">
          <text:p/>
        </draw:polyline>
        <draw:polyline draw:style-name="gr9" draw:text-style-name="P2" draw:layer="layout" svg:width="3.016cm" svg:height="0.656cm" svg:x="7.403cm" svg:y="6.013cm" svg:viewBox="0 0 3017 657" draw:points="0,0 0,657 3017,657 3017,0">
          <text:p/>
        </draw:polyline>
        <draw:polyline draw:style-name="gr9" draw:text-style-name="P2" draw:layer="layout" svg:width="3.016cm" svg:height="0.656cm" svg:x="10.804cm" svg:y="6.014cm" svg:viewBox="0 0 3017 657" draw:points="0,0 0,657 3017,657 3017,0">
          <text:p/>
        </draw:polyline>
        <draw:frame draw:style-name="gr8" draw:text-style-name="P4" draw:layer="layout" svg:width="2.949cm" svg:height="1.673cm" svg:x="3.802cm" svg:y="6.797cm">
          <draw:text-box>
            <text:p><text:span text:style-name="T3">TAC</text:span></text:p>
          </draw:text-box>
        </draw:frame>
        <draw:frame draw:style-name="gr8" draw:text-style-name="P4" draw:layer="layout" svg:width="3.182cm" svg:height="1.673cm" svg:x="7.403cm" svg:y="6.798cm">
          <draw:text-box>
            <text:p><text:span text:style-name="T3">AGA</text:span></text:p>
          </draw:text-box>
        </draw:frame>
        <draw:frame draw:style-name="gr8" draw:text-style-name="P4" draw:layer="layout" svg:width="3.017cm" svg:height="1.673cm" svg:x="10.803cm" svg:y="6.799cm">
          <draw:text-box>
            <text:p><text:span text:style-name="T3">ATG</text:span></text:p>
          </draw:text-box>
        </draw:frame>
        <draw:polyline draw:style-name="gr9" draw:text-style-name="P2" draw:layer="layout" svg:width="3.016cm" svg:height="0.656cm" svg:x="3.802cm" svg:y="7.613cm" svg:viewBox="0 0 3017 657" draw:points="0,0 0,657 3017,657 3017,0">
          <text:p/>
        </draw:polyline>
        <draw:polyline draw:style-name="gr9" draw:text-style-name="P2" draw:layer="layout" svg:width="3.016cm" svg:height="0.656cm" svg:x="7.403cm" svg:y="7.614cm" svg:viewBox="0 0 3017 657" draw:points="0,0 0,657 3017,657 3017,0">
          <text:p/>
        </draw:polyline>
        <draw:polyline draw:style-name="gr9" draw:text-style-name="P2" draw:layer="layout" svg:width="3.016cm" svg:height="0.656cm" svg:x="10.804cm" svg:y="7.615cm" svg:viewBox="0 0 3017 657" draw:points="0,0 0,657 3017,657 3017,0">
          <text:p/>
        </draw:polyline>
        <draw:frame draw:style-name="gr8" draw:text-style-name="P4" draw:layer="layout" svg:width="3.254cm" svg:height="1.673cm" svg:x="3.803cm" svg:y="11.398cm">
          <draw:text-box>
            <text:p><text:span text:style-name="T3">AUG</text:span></text:p>
          </draw:text-box>
        </draw:frame>
        <draw:frame draw:style-name="gr8" draw:text-style-name="P4" draw:layer="layout" svg:width="3.258cm" svg:height="1.673cm" svg:x="7.404cm" svg:y="11.399cm">
          <draw:text-box>
            <text:p><text:span text:style-name="T3">UCU</text:span></text:p>
          </draw:text-box>
        </draw:frame>
        <draw:frame draw:style-name="gr8" draw:text-style-name="P4" draw:layer="layout" svg:width="3.186cm" svg:height="1.673cm" svg:x="10.804cm" svg:y="11.4cm">
          <draw:text-box>
            <text:p><text:span text:style-name="T3">UAC</text:span></text:p>
          </draw:text-box>
        </draw:frame>
        <draw:polyline draw:style-name="gr9" draw:text-style-name="P2" xml:id="id2" draw:id="id2" draw:layer="layout" svg:width="3.016cm" svg:height="0.656cm" svg:x="3.803cm" svg:y="12.214cm" svg:viewBox="0 0 3017 657" draw:points="0,0 0,657 3017,657 3017,0">
          <text:p/>
        </draw:polyline>
        <draw:polyline draw:style-name="gr9" draw:text-style-name="P2" draw:layer="layout" svg:width="3.016cm" svg:height="0.656cm" svg:x="7.404cm" svg:y="12.215cm" svg:viewBox="0 0 3017 657" draw:points="0,0 0,657 3017,657 3017,0">
          <text:p/>
        </draw:polyline>
        <draw:polyline draw:style-name="gr9" draw:text-style-name="P2" draw:layer="layout" svg:width="3.016cm" svg:height="0.656cm" svg:x="10.805cm" svg:y="12.216cm" svg:viewBox="0 0 3017 657" draw:points="0,0 0,657 3017,657 3017,0">
          <text:p/>
        </draw:polyline>
        <draw:frame draw:style-name="gr8" draw:text-style-name="P4" draw:layer="layout" svg:width="2.619cm" svg:height="1.673cm" svg:x="4.103cm" svg:y="16.299cm">
          <draw:text-box>
            <text:p><text:span text:style-name="T3">Met</text:span></text:p>
          </draw:text-box>
        </draw:frame>
        <draw:frame draw:style-name="gr8" draw:text-style-name="P4" draw:layer="layout" svg:width="2.479cm" svg:height="1.673cm" svg:x="7.704cm" svg:y="16.3cm">
          <draw:text-box>
            <text:p><text:span text:style-name="T3">Ser</text:span></text:p>
          </draw:text-box>
        </draw:frame>
        <draw:frame draw:style-name="gr8" draw:text-style-name="P4" draw:layer="layout" svg:width="2.263cm" svg:height="1.673cm" svg:x="11.204cm" svg:y="16.301cm">
          <draw:text-box>
            <text:p><text:span text:style-name="T3">Tyr</text:span></text:p>
          </draw:text-box>
        </draw:frame>
        <draw:polyline draw:style-name="gr9" draw:text-style-name="P2" draw:layer="layout" svg:width="3.016cm" svg:height="0.656cm" svg:x="3.803cm" svg:y="17.115cm" svg:viewBox="0 0 3017 657" draw:points="0,0 0,657 3017,657 3017,0">
          <text:p/>
        </draw:polyline>
        <draw:polyline draw:style-name="gr9" draw:text-style-name="P2" draw:layer="layout" svg:width="3.016cm" svg:height="0.656cm" svg:x="7.404cm" svg:y="17.116cm" svg:viewBox="0 0 3017 657" draw:points="0,0 0,657 3017,657 3017,0">
          <text:p/>
        </draw:polyline>
        <draw:polyline draw:style-name="gr9" draw:text-style-name="P2" draw:layer="layout" svg:width="3.016cm" svg:height="0.656cm" svg:x="10.805cm" svg:y="17.117cm" svg:viewBox="0 0 3017 657" draw:points="0,0 0,657 3017,657 3017,0">
          <text:p/>
        </draw:polyline>
        <draw:frame draw:style-name="gr10" draw:text-style-name="P5" xml:id="id1" draw:id="id1" draw:layer="layout" svg:width="3.072cm" svg:height="1.199cm" svg:x="1.5cm" svg:y="14.041cm">
          <draw:text-box>
            <text:p text:style-name="P5"><text:span text:style-name="T4">kodon</text:span></text:p>
          </draw:text-box>
        </draw:frame>
        <draw:connector draw:style-name="gr11" draw:text-style-name="P2" draw:layer="layout" draw:type="curve" svg:x1="3.036cm" svg:y1="14.041cm" svg:x2="5.311cm" svg:y2="12.871cm" draw:start-shape="id1" draw:start-glue-point="0" draw:end-shape="id2" draw:end-glue-point="2" svg:d="M3036 14041c0-876 2275-291 2275-1170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zavrsniDefault" style:family="graphic">
      <style:paragraph-properties fo:line-height="150%" fo:text-align="justify" style:text-autospace="none"/>
      <style:text-properties fo:font-family="Georgia" style:font-family-generic="roman" style:font-pitch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1c1c1c" style:text-outline="false" style:text-line-through-style="none" fo:font-family="'Gentium Book Basic'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1c1c1c" fo:font-family="'Gentium Book Basic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1c1c1c" fo:font-family="'Gentium Book Basic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c1c1c" style:text-outline="false" style:text-line-through-style="none" fo:font-family="'Gentium Book Basic'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11111" style:text-outline="false" style:text-line-through-style="none" fo:font-family="'Gentium Book Basic'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053cm" svg:stroke-color="#111111" draw:marker-start-width="0.279cm" draw:marker-end-width="0.279cm" draw:fill="none" draw:textarea-vertical-align="middle" fo:padding-top="0.026cm" fo:padding-bottom="0.026cm" fo:padding-left="0.026cm" fo:padding-right="0.02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/<text:page-count>4</text:page-count></text:p>
        </draw:text-box>
      </draw:frame>
      <draw:line presentation:style-name="Mpr2" draw:text-style-name="MP4" draw:layer="backgroundobjects" svg:x1="1.4cm" svg:y1="3.81cm" svg:x2="26.599cm" svg:y2="3.81cm">
        <text:p/>
      </draw:lin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5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30T15:50:07</meta:creation-date>
    <meta:editing-duration>PT1H6M17S</meta:editing-duration>
    <meta:editing-cycles>8</meta:editing-cycles>
    <dc:date>2014-06-30T16:54:44</dc:date>
    <meta:generator>OpenOffice/4.1.0$Linux OpenOffice.org_project/410m18$Build-9764</meta:generator>
    <meta:document-statistic meta:object-count="99"/>
  </office:meta>
</office:document-meta>
</file>